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286cm" svg:height="1.524cm" svg:x="0.808cm" svg:y="1.997cm">
          <text:p text:style-name="P1"><text:span text:style-name="T1">mock-acd</text:span></text:p>
        </draw:rect>
        <draw:rect draw:style-name="gr1" draw:text-style-name="P2" xml:id="id3" draw:id="id3" draw:layer="layout" svg:width="2.413cm" svg:height="1.397cm" svg:x="9.825cm" svg:y="1.616cm">
          <text:p text:style-name="P1"><text:span text:style-name="T1">mock-ti</text:span></text:p>
        </draw:rect>
        <draw:rect draw:style-name="gr1" draw:text-style-name="P2" xml:id="id5" draw:id="id5" draw:layer="layout" svg:width="2.286cm" svg:height="1.397cm" svg:x="13.254cm" svg:y="4.41cm">
          <text:p text:style-name="P1"><text:span text:style-name="T1">mock-ae</text:span></text:p>
        </draw:rect>
        <draw:rect draw:style-name="gr1" draw:text-style-name="P2" xml:id="id7" draw:id="id7" draw:layer="layout" svg:width="2.032cm" svg:height="1.524cm" svg:x="17.318cm" svg:y="7.712cm">
          <text:p text:style-name="P1"><text:span text:style-name="T1">mock-bi</text:span></text:p>
        </draw:rect>
        <draw:rect draw:style-name="gr1" draw:text-style-name="P2" xml:id="id2" draw:id="id2" draw:layer="layout" svg:width="3.81cm" svg:height="2.159cm" svg:x="4.491cm" svg:y="1.362cm">
          <text:p text:style-name="P1"><text:span text:style-name="T1">rabbit-mock-ba</text:span></text:p>
          <text:p text:style-name="P1"><text:span text:style-name="T1">cti</text:span></text:p>
          <text:p text:style-name="P1"><text:span text:style-name="T1">exchange</text:span></text:p>
        </draw:rect>
        <draw:rect draw:style-name="gr1" draw:text-style-name="P2" xml:id="id4" draw:id="id4" draw:layer="layout" svg:width="3.81cm" svg:height="2.159cm" svg:x="7.539cm" svg:y="4.791cm">
          <text:p text:style-name="P1"><text:span text:style-name="T1">rabbit-mock-ba</text:span></text:p>
          <text:p text:style-name="P1"><text:span text:style-name="T1">ti</text:span></text:p>
          <text:p text:style-name="P1"><text:span text:style-name="T1">queue</text:span></text:p>
        </draw:rect>
        <draw:rect draw:style-name="gr1" draw:text-style-name="P2" xml:id="id6" draw:id="id6" draw:layer="layout" svg:width="3.81cm" svg:height="2.159cm" svg:x="12.238cm" svg:y="7.077cm">
          <text:p text:style-name="P1"><text:span text:style-name="T1">rabbit-mock-ba</text:span></text:p>
          <text:p text:style-name="P1"><text:span text:style-name="T1">transcript</text:span></text:p>
          <text:p text:style-name="P1"><text:span text:style-name="T1">queue</text:span></text:p>
        </draw:rect>
        <draw:connector draw:style-name="gr2" draw:text-style-name="P1" draw:layer="layout" draw:type="curve" svg:x1="3.094cm" svg:y1="2.759cm" svg:x2="4.491cm" svg:y2="2.441cm" draw:start-shape="id1" draw:start-glue-point="1" draw:end-shape="id2" svg:d="M3094 2759c1048 0 350-318 1397-318">
          <text:p/>
        </draw:connector>
        <draw:connector draw:style-name="gr2" draw:text-style-name="P1" draw:layer="layout" draw:type="curve" svg:x1="8.301cm" svg:y1="2.441cm" svg:x2="9.825cm" svg:y2="2.314cm" draw:start-shape="id2" draw:start-glue-point="1" draw:end-shape="id3" draw:end-glue-point="3" svg:d="M8301 2441c1143 0 381-127 1524-127">
          <text:p/>
        </draw:connector>
        <draw:connector draw:style-name="gr2" draw:text-style-name="P1" draw:layer="layout" draw:type="curve" svg:x1="11.031cm" svg:y1="3.013cm" svg:x2="9.444cm" svg:y2="4.791cm" draw:start-shape="id3" draw:start-glue-point="2" draw:end-shape="id4" draw:end-glue-point="0" svg:d="M11031 3013c0 1333-1587 445-1587 1778">
          <text:p/>
        </draw:connector>
        <draw:connector draw:style-name="gr2" draw:text-style-name="P1" draw:layer="layout" draw:type="curve" svg:x1="11.349cm" svg:y1="5.87cm" svg:x2="13.254cm" svg:y2="5.108cm" draw:start-shape="id4" draw:end-shape="id5" draw:end-glue-point="3" svg:d="M11349 5870c1429 0 477-762 1905-762">
          <text:p/>
        </draw:connector>
        <draw:connector draw:style-name="gr2" draw:text-style-name="P1" draw:layer="layout" draw:type="curve" svg:x1="14.397cm" svg:y1="5.807cm" svg:x2="14.143cm" svg:y2="7.077cm" draw:start-shape="id5" draw:start-glue-point="2" draw:end-shape="id6" draw:end-glue-point="0" svg:d="M14397 5807c0 952-254 318-254 1270">
          <text:p/>
        </draw:connector>
        <draw:connector draw:style-name="gr2" draw:text-style-name="P1" draw:layer="layout" draw:type="curve" svg:x1="16.048cm" svg:y1="8.156cm" svg:x2="17.318cm" svg:y2="8.474cm" draw:start-shape="id6" draw:start-glue-point="1" draw:end-shape="id7" draw:end-glue-point="3" svg:d="M16048 8156c952 0 318 318 1270 3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 Brown</meta:initial-creator>
    <meta:creation-date>2018-04-06T10:21:51.75</meta:creation-date>
    <dc:date>2018-04-06T10:41:32.51</dc:date>
    <dc:creator>Doug Brown</dc:creator>
    <meta:editing-duration>PT19M40S</meta:editing-duration>
    <meta:editing-cycles>3</meta:editing-cycles>
    <meta:generator>OpenOffice/4.1.4$Win32 OpenOffice.org_project/414m5$Build-9788</meta:generator>
    <meta:document-statistic meta:object-count="13"/>
  </office:meta>
</office:document-meta>
</file>